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zzy Logic</text:p>
      <text:p text:style-name="P1"><text:span text:style-name="T1">-Bisher Klare Entscheidung → nicht sehr natürlich</text:span></text:p>
      <text:p text:style-name="P1"><text:span text:style-name="T1">-Man hat unscharfe Mengen, bei denen es einen grad an zugehörigkeit gibt.</text:span></text:p>
      <text:p text:style-name="P1"><text:span text:style-name="T1">-Fuzzyfication:</text:span></text:p>
      <text:p text:style-name="P1"><text:span text:style-name="T1"><text:tab/>-Eingabewerte über funktionen</text:span></text:p>
      <text:p text:style-name="P1"><text:span text:style-name="T1"><text:tab/>-bspw. Gesundheitsgrad und Verletztheitsgrad</text:span></text:p>
      <text:p text:style-name="P1"><text:span text:style-name="T1">-Es gibt viele Verfahren!</text:span></text:p>
      <text:p text:style-name="P1"><text:span text:style-name="T1"><text:tab/>z.B.:</text:span></text:p>
      <text:p text:style-name="P1"><text:span text:style-name="T1"><text:tab/>-Der höhere Wert entscheidet</text:span></text:p>
      <text:p text:style-name="P1"><text:span text:style-name="T1"><text:tab/>-Schwerpunkt in einem Integral zwischen verschiedenen Punkten</text:span></text:p>
      <text:p text:style-name="P1"><text:span text:style-name="T1"><text:tab/>-man versucht garnicht in zahlen umzuwandeln</text:span></text:p>
      <text:p text:style-name="P1"><text:span text:style-name="T1"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21:39.54</meta:creation-date>
    <dc:date>2014-05-21T12:45:49.22</dc:date>
    <meta:editing-duration>PT24M5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52" meta:character-count="392"/>
  </office:meta>
</office:document-meta>
</file>